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b08a" officeooo:paragraph-rsid="000bb08a"/>
    </style:style>
    <style:style style:name="P2" style:family="paragraph" style:parent-style-name="Standard">
      <style:text-properties officeooo:rsid="000bb08a" officeooo:paragraph-rsid="000bb08a"/>
    </style:style>
    <style:style style:name="P3" style:family="paragraph" style:parent-style-name="Standard">
      <style:text-properties fo:font-size="14pt" officeooo:rsid="000bb08a" officeooo:paragraph-rsid="000bb08a" style:font-size-asian="14pt" style:font-size-complex="14pt"/>
    </style:style>
    <style:style style:name="P4" style:family="paragraph" style:parent-style-name="Standard">
      <style:text-properties fo:font-size="14pt" officeooo:rsid="000ff057" officeooo:paragraph-rsid="000ff057" style:font-size-asian="14pt" style:font-size-complex="14pt"/>
    </style:style>
    <style:style style:name="T1" style:family="text">
      <style:text-properties officeooo:rsid="000bba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adMe:</text:p>
      <text:p text:style-name="P3"/>
      <text:p text:style-name="P3">To see original plots please first check the Plots directory, if you run scripts before that you will replace your results with original ones. <text:span text:style-name="T1">Thats why, I created a backup folder containing these results.</text:span></text:p>
      <text:p text:style-name="P3"/>
      <text:p text:style-name="P3">All python scripts and data folder should be in the same directory.</text:p>
      <text:p text:style-name="P3"/>
      <text:p text:style-name="P3">To train the model and get accuracy and validation accuracy results and the plot of it please run</text:p>
      <text:p text:style-name="P3"/>
      <text:p text:style-name="P3">python Main.py</text:p>
      <text:p text:style-name="P3"/>
      <text:p text:style-name="P3">This will create train validation plot in the Plots Directory. This also will save the model as named “new_Model_Apr3.pk”, this pk file will be also in the same directory.</text:p>
      <text:p text:style-name="P3"/>
      <text:p text:style-name="P3">To evaluate test set and see next word prediction given in the 6)b, please run:</text:p>
      <text:p text:style-name="P3"/>
      <text:p text:style-name="P3">python Eval.py</text:p>
      <text:p text:style-name="P3"/>
      <text:p text:style-name="P3">To see the embeddings and 2d plot of it please run</text:p>
      <text:p text:style-name="P3"/>
      <text:p text:style-name="P3">python tsne.py </text:p>
      <text:p text:style-name="P3"/>
      <text:p text:style-name="P3">This will create plot in the Plots directory.</text:p>
      <text:p text:style-name="P3"/>
      <text:p text:style-name="P4">References are given in the report.</text:p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3-04-04T23:08:28.734746998</meta:creation-date>
    <dc:date>2023-04-05T18:25:02.272053417</dc:date>
    <meta:editing-duration>PT1H40M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40" meta:character-count="799" meta:non-whitespace-character-count="670"/>
  </office:meta>
</office:document-meta>
</file>